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37.75mm" svg:y="4.09mm">
            <loext:p draw:notify-on-update-of-ranges="Sheet1.B2:Sheet1.B6 Sheet1.B1:Sheet1.B1 Sheet1.A2:Sheet1.A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Δ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λ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([.A2]*2)/[.B2]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([.A3]*2)/[.B3]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table:formula="of:=([.A4]*2)/[.B4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table:formula="of:=([.A5]*2)/[.B5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0" calcext:value-type="float">
            <text:p>250</text:p>
          </table:table-cell>
          <table:table-cell table:formula="of:=([.A6]*2)/[.B6]" office:value-type="float" office:value="0.696" calcext:value-type="float">
            <text:p>0.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00/00/00</text:date>, <text:time style:data-style-name="N2" text:time-value="14:34:27.61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3:10:06.777000000</meta:creation-date>
    <dc:date>2017-10-23T14:36:33.411000000</dc:date>
    <meta:editing-duration>PT11M12S</meta:editing-duration>
    <meta:editing-cycles>4</meta:editing-cycles>
    <meta:generator>LibreOffice/5.2.3.3$Windows_x86 LibreOffice_project/d54a8868f08a7b39642414cf2c8ef2f228f780cf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1:Sheet1.B6 Sheet1.A2:Sheet1.A6" chart:data-source-has-labels="row" svg:x="1.314cm" svg:y="0.18cm" svg:width="14.366cm" svg:height="7.676cm">
          <chartooo:coordinate-region svg:x="1.953cm" svg:y="0.375cm" svg:width="13.24cm" svg:height="6.842cm"/>
          <chart:axis chart:dimension="x" chart:name="primary-x" chart:style-name="ch3">
            <chart:title svg:x="8.352cm" svg:y="8.037cm" chart:style-name="ch4">
              <text:p>n</text:p>
            </chart:title>
            <chart:grid chart:style-name="ch5" chart:class="major"/>
          </chart:axis>
          <chart:axis chart:dimension="y" chart:name="primary-y" chart:style-name="ch3">
            <chart:title svg:x="0.451cm" svg:y="4.26cm" chart:style-name="ch6">
              <text:p>Δs</text:p>
            </chart:title>
            <chart:grid chart:style-name="ch5" chart:class="major"/>
          </chart:axis>
          <chart:series chart:style-name="ch7" chart:values-cell-range-address="Sheet1.A2:Sheet1.A6" chart:label-cell-address="Sheet1.B1:Sheet1.B1" chart:class="chart:scatter">
            <chart:domain table:cell-range-address="Sheet1.B2:Sheet1.B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2:Sheet1.B6</svg:desc>
                </draw:g>
              </table:table-cell>
              <table:table-cell office:value-type="float" office:value="16">
                <text:p>16</text:p>
                <draw:g>
                  <svg:desc>Sheet1.A2:Sheet1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87">
                <text:p>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